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blank</text:file-name></text:p>
      <text:p text:style-name="P5">Marcos Miquel Lisarde</text:p>
      <text:p text:style-name="P2"/>
      <text:p text:style-name="P1"/>
      <text:p text:style-name="P1">Í<text:span text:style-name="T3">ndice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blank</text:file-name><draw:custom-shape text:anchor-type="char" draw:z-index="0" draw:name="PowerPlusWaterMarkObject 1" draw:style-name="Mgr1" draw:text-style-name="MP1" svg:width="16.999cm" svg:height="8.54cm" draw:transform="rotate (0.785398163397448) translate (-0.631472222222222cm 14.9879444444444cm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blank</text:file-name><draw:custom-shape text:anchor-type="char" draw:z-index="1" draw:name="PowerPlusWaterMarkObject 2" draw:style-name="Mgr1" draw:text-style-name="MP1" svg:width="16.999cm" svg:height="8.54cm" draw:transform="rotate (0.785398163397448) translate (-0.631472222222222cm 14.9879444444444cm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9.543cm" draw:transform="rotate (0.785398163397448) translate (-0.703791666666667cm 16.8284444444444cm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8.54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8.54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8.54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5.725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9.041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8.54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8.54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8.54cm" draw:transform="rotate (0.785398163397448)"><text:p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31T10:20:39.298546377</dc:date>
    <meta:editing-duration>PT32M37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3" meta:paragraph-count="7" meta:word-count="11" meta:character-count="58" meta:non-whitespace-character-count="50"/>
  </office:meta>
</office:document-meta>
</file>